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2,247,874,94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6,214,427,431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2,295,158,344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0,163,192,88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8,330,289,75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8,889,082,315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7,192,346,923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3,169,910,822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0,426,018,629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3,084,004,70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70,750,646,248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0,542,673,502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0,860,788,253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5,780,237,257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1,958,833,54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4,985,749,883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7,074,550,257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3,273,640,257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1,839,780,971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3,677,307,509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5,792,876,643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4,091,170,702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4,075,166,26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2:34.554416390</dc:date>
    <meta:editing-duration>PT1H14M58S</meta:editing-duration>
    <meta:editing-cycles>41</meta:editing-cycles>
    <meta:generator>LibreOffice/7.2.6.2$Linux_X86_64 LibreOffice_project/20$Build-2</meta:generator>
    <meta:document-statistic meta:table-count="1" meta:cell-count="48" meta:object-count="0"/>
  </office:meta>
</office:document-meta>
</file>